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text-properties officeooo:paragraph-rsid="0002039f"/>
    </style:style>
    <style:style style:name="P8" style:family="paragraph" style:parent-style-name="Heading_20_2">
      <style:text-properties officeooo:rsid="0002039f" officeooo:paragraph-rsid="0002039f"/>
    </style:style>
    <style:style style:name="P9" style:family="paragraph" style:parent-style-name="Text_20_body">
      <style:text-properties officeooo:rsid="0002039f" officeooo:paragraph-rsid="0002039f"/>
    </style:style>
    <style:style style:name="P10" style:family="paragraph" style:parent-style-name="Heading_20_2">
      <style:text-properties officeooo:rsid="000c603c" officeooo:paragraph-rsid="000c603c"/>
    </style:style>
    <style:style style:name="P11" style:family="paragraph" style:parent-style-name="Text_20_body">
      <style:text-properties officeooo:rsid="000c603c" officeooo:paragraph-rsid="000c603c"/>
    </style:style>
    <style:style style:name="P12" style:family="paragraph" style:parent-style-name="Text_20_body">
      <style:text-properties officeooo:rsid="001befc6" officeooo:paragraph-rsid="001befc6"/>
    </style:style>
    <style:style style:name="P13" style:family="paragraph" style:parent-style-name="Text_20_body">
      <style:text-properties officeooo:rsid="00208be8" officeooo:paragraph-rsid="00208be8"/>
    </style:style>
    <style:style style:name="P14" style:family="paragraph" style:parent-style-name="Text_20_body">
      <style:text-properties officeooo:rsid="0027d458" officeooo:paragraph-rsid="0027d458"/>
    </style:style>
    <style:style style:name="P15" style:family="paragraph" style:parent-style-name="Heading_20_3">
      <style:text-properties officeooo:rsid="001e879c" officeooo:paragraph-rsid="001e879c"/>
    </style:style>
    <style:style style:name="P16" style:family="paragraph" style:parent-style-name="Text_20_body">
      <style:text-properties officeooo:rsid="00134fa3" officeooo:paragraph-rsid="00134fa3"/>
    </style:style>
    <style:style style:name="P17" style:family="paragraph" style:parent-style-name="Footnote">
      <style:text-properties officeooo:rsid="001e879c" officeooo:paragraph-rsid="001e879c"/>
    </style:style>
    <style:style style:name="P18" style:family="paragraph" style:parent-style-name="Text_20_body">
      <style:text-properties officeooo:rsid="001a23fc" officeooo:paragraph-rsid="001a23fc"/>
    </style:style>
    <style:style style:name="P19" style:family="paragraph" style:parent-style-name="Text_20_body">
      <style:text-properties officeooo:rsid="0024d790" officeooo:paragraph-rsid="0024d790"/>
    </style:style>
    <style:style style:name="P20" style:family="paragraph" style:parent-style-name="Text_20_body">
      <style:text-properties officeooo:rsid="001befc6" officeooo:paragraph-rsid="001f9dce"/>
    </style:style>
    <style:style style:name="P21" style:family="paragraph" style:parent-style-name="Footnote">
      <style:text-properties officeooo:rsid="00208be8" officeooo:paragraph-rsid="00208be8"/>
    </style:style>
    <style:style style:name="P22" style:family="paragraph" style:parent-style-name="Footnote">
      <style:text-properties officeooo:rsid="002e9495" officeooo:paragraph-rsid="002e9495"/>
    </style:style>
    <style:style style:name="P23" style:family="paragraph" style:parent-style-name="Text_20_body">
      <style:text-properties officeooo:rsid="001e879c" officeooo:paragraph-rsid="001e879c"/>
    </style:style>
    <style:style style:name="P24" style:family="paragraph" style:parent-style-name="Text_20_body" style:list-style-name="L1">
      <style:text-properties officeooo:paragraph-rsid="00208be8"/>
    </style:style>
    <style:style style:name="P25" style:family="paragraph" style:parent-style-name="Text_20_body">
      <style:text-properties officeooo:rsid="002fb0e6" officeooo:paragraph-rsid="002fb0e6"/>
    </style:style>
    <style:style style:name="P26" style:family="paragraph" style:parent-style-name="Text_20_body">
      <style:text-properties officeooo:rsid="00054d20" officeooo:paragraph-rsid="000e0490"/>
    </style:style>
    <style:style style:name="P27" style:family="paragraph" style:parent-style-name="Text_20_body">
      <style:text-properties officeooo:paragraph-rsid="000b5e4d"/>
    </style:style>
    <style:style style:name="P28" style:family="paragraph" style:parent-style-name="Text_20_body">
      <style:text-properties officeooo:rsid="000b5e4d" officeooo:paragraph-rsid="000b5e4d"/>
    </style:style>
    <style:style style:name="P29" style:family="paragraph" style:parent-style-name="Text_20_body">
      <style:text-properties officeooo:paragraph-rsid="00054d20"/>
    </style:style>
    <style:style style:name="P30" style:family="paragraph" style:parent-style-name="Text_20_body">
      <style:text-properties officeooo:rsid="0005ee21" officeooo:paragraph-rsid="0005ee21"/>
    </style:style>
    <style:style style:name="P31" style:family="paragraph" style:parent-style-name="Text_20_body">
      <style:text-properties officeooo:rsid="0005ee21" officeooo:paragraph-rsid="002d3f20"/>
    </style:style>
    <style:style style:name="P32" style:family="paragraph" style:parent-style-name="Text_20_body">
      <style:text-properties officeooo:paragraph-rsid="0002039f"/>
    </style:style>
    <style:style style:name="P33" style:family="paragraph" style:parent-style-name="Heading_20_1">
      <style:text-properties officeooo:rsid="000eada9" officeooo:paragraph-rsid="000eada9"/>
    </style:style>
    <style:style style:name="P34" style:family="paragraph" style:parent-style-name="Text_20_body">
      <style:text-properties officeooo:rsid="000eada9" officeooo:paragraph-rsid="000eada9"/>
    </style:style>
    <style:style style:name="P35"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16b064"/>
    </style:style>
    <style:style style:name="T9" style:family="text">
      <style:text-properties officeooo:rsid="0017ace0"/>
    </style:style>
    <style:style style:name="T10" style:family="text">
      <style:text-properties fo:font-weight="bold" style:font-weight-asian="bold" style:font-weight-complex="bold"/>
    </style:style>
    <style:style style:name="T11" style:family="text">
      <style:text-properties officeooo:rsid="002e9495"/>
    </style:style>
    <style:style style:name="T12" style:family="text">
      <style:text-properties officeooo:rsid="001befc6"/>
    </style:style>
    <style:style style:name="T13" style:family="text">
      <style:text-properties officeooo:rsid="001d5b14"/>
    </style:style>
    <style:style style:name="T14" style:family="text">
      <style:text-properties officeooo:rsid="001f9dce"/>
    </style:style>
    <style:style style:name="T15" style:family="text">
      <style:text-properties officeooo:rsid="00208be8"/>
    </style:style>
    <style:style style:name="T16" style:family="text">
      <style:text-properties officeooo:rsid="001e879c"/>
    </style:style>
    <style:style style:name="T17" style:family="text">
      <style:text-properties officeooo:rsid="0021d35d"/>
    </style:style>
    <style:style style:name="T18" style:family="text">
      <style:text-properties officeooo:rsid="002a8b9f"/>
    </style:style>
    <style:style style:name="T19" style:family="text">
      <style:text-properties officeooo:rsid="00134fa3"/>
    </style:style>
    <style:style style:name="T20" style:family="text">
      <style:text-properties officeooo:rsid="0029ad75"/>
    </style:style>
    <style:style style:name="T21" style:family="text">
      <style:text-properties officeooo:rsid="000e0490"/>
    </style:style>
    <style:style style:name="T22" style:family="text">
      <style:text-properties officeooo:rsid="0010ddd9"/>
    </style:style>
    <style:style style:name="T23" style:family="text">
      <style:text-properties officeooo:rsid="002d3f20"/>
    </style:style>
    <style:style style:name="T24" style:family="text">
      <style:text-properties officeooo:rsid="00121fc0"/>
    </style:style>
    <style:style style:name="T25" style:family="text">
      <style:text-properties officeooo:rsid="0005ee21"/>
    </style:style>
    <style:style style:name="T26" style:family="text">
      <style:text-properties officeooo:rsid="00054d20"/>
    </style:style>
    <style:style style:name="T27" style:family="text">
      <style:text-properties officeooo:rsid="001518b6"/>
    </style:style>
    <style:style style:name="T28"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013_784684721" text:style-name="Index_20_Link" text:visited-style-name="Index_20_Link">The Nomad Souls<text:tab/>4</text:a></text:p>
          <text:p text:style-name="P5"><text:a xlink:type="simple" xlink:href="#__RefHeading___Toc1015_784684721" text:style-name="Index_20_Link" text:visited-style-name="Index_20_Link">Fahrenheit<text:tab/>4</text:a></text:p>
          <text:p text:style-name="P5"><text:a xlink:type="simple" xlink:href="#__RefHeading___Toc1017_784684721" text:style-name="Index_20_Link" text:visited-style-name="Index_20_Link">Heavy Rain<text:tab/>4</text:a></text:p>
          <text:p text:style-name="P5"><text:a xlink:type="simple" xlink:href="#__RefHeading___Toc1019_784684721" text:style-name="Index_20_Link" text:visited-style-name="Index_20_Link">Beyond : Two Souls<text:tab/>4</text:a></text:p>
          <text:p text:style-name="P5"><text:a xlink:type="simple" xlink:href="#__RefHeading___Toc1021_784684721" text:style-name="Index_20_Link" text:visited-style-name="Index_20_Link">Detroit : Become Human<text:tab/>5</text:a></text:p>
          <text:p text:style-name="P5"><text:a xlink:type="simple" xlink:href="#__RefHeading___Toc1023_784684721" text:style-name="Index_20_Link" text:visited-style-name="Index_20_Link">Star Wars Eclipse<text:tab/>5</text:a></text:p>
          <text:p text:style-name="P4"><text:a xlink:type="simple" xlink:href="#__RefHeading___Toc718_11687079" text:style-name="Index_20_Link" text:visited-style-name="Index_20_Link">Savoir-faire de l’entreprise<text:tab/>5</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 ( ?)<text:tab/>6</text:a></text:p>
          <text:p text:style-name="P4"><text:a xlink:type="simple" xlink:href="#__RefHeading___Toc726_11687079" text:style-name="Index_20_Link" text:visited-style-name="Index_20_Link">Organigramme<text:tab/>6</text:a></text:p>
          <text:p text:style-name="P4"><text:a xlink:type="simple" xlink:href="#__RefHeading___Toc728_11687079" text:style-name="Index_20_Link" text:visited-style-name="Index_20_Link">Rôles<text:tab/>6</text:a></text:p>
          <text:p text:style-name="P4"><text:a xlink:type="simple" xlink:href="#__RefHeading___Toc730_11687079" text:style-name="Index_20_Link" text:visited-style-name="Index_20_Link">Salariés<text:tab/>6</text:a></text:p>
          <text:p text:style-name="P4"><text:a xlink:type="simple" xlink:href="#__RefHeading___Toc732_11687079" text:style-name="Index_20_Link" text:visited-style-name="Index_20_Link">Culture d’entreprise<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7</text:a></text:p>
          <text:p text:style-name="P3"><text:a xlink:type="simple" xlink:href="#__RefHeading___Toc174_1724059248" text:style-name="Index_20_Link" text:visited-style-name="Index_20_Link">Conclusion (Kheira)<text:tab/>7</text:a></text:p>
          <text:p text:style-name="P3"><text:a xlink:type="simple" xlink:href="#__RefHeading___Toc734_11687079" text:style-name="Index_20_Link" text:visited-style-name="Index_20_Link">Tables des illustrations et figures<text:tab/>8</text:a></text:p>
          <text:p text:style-name="P3"><text:a xlink:type="simple" xlink:href="#__RefHeading___Toc736_11687079" text:style-name="Index_20_Link" text:visited-style-name="Index_20_Link">Sitographie<text:tab/>9</text:a></text:p>
        </text:index-body>
      </text:table-of-content>
      <text:p text:style-name="P1"/>
      <text:h text:style-name="P6"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7"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8" text:outline-level="2"><text:bookmark-start text:name="__RefHeading___Toc166_1724059248"/>Histoire (Kheira)<text:bookmark-end text:name="__RefHeading___Toc166_1724059248"/></text:h>
      <text:p text:style-name="P9">- <text:span text:style-name="T3">histoire de la création</text:span></text:p>
      <text:p text:style-name="P9">- <text:span text:style-name="T3">création de spotlight by quantic dream</text:span></text:p>
      <text:h text:style-name="P10" text:outline-level="2"><text:bookmark-start text:name="__RefHeading___Toc1279_11687079"/>Fonctionnement <text:span text:style-name="T6">(Quentin)</text:span><text:bookmark-end text:name="__RefHeading___Toc1279_11687079"/></text:h>
      <text:p text:style-name="P11">- studio =&gt; un éditeur qui paye pour le dev</text:p>
      <text:p text:style-name="P11">-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2">((ventes?))</text:p>
      <text:p text:style-name="P13">((Ajouter des images))</text:p>
      <text:p text:style-name="P14">((pas afficher titre 3 dans le sommaire))</text:p>
      <text:h text:style-name="P15" text:outline-level="3"><text:bookmark-start text:name="__RefHeading___Toc1013_784684721"/><text:soft-page-break/>The Nomad Souls<text:bookmark-end text:name="__RefHeading___Toc1013_784684721"/></text:h>
      <text:p text:style-name="P16">« The Nomad Soul<text:span text:style-name="T8">s</text:span> » est le premier jeu développé par Quantic Dream. <text:span text:style-name="T8">Sortie</text:span> en 1999 <text:span text:style-name="T8">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he Nomad Souls » installe Quantic Dream dans le paysage vidéoludique français. </text:span><text:span text:style-name="T9">En effet, malgré une maniabilité et un gameplay</text:span><text:span text:style-name="T9"><text:note text:id="ftn1" text:note-class="footnote"><text:note-citation>1</text:note-citation><text:note-body><text:p text:style-name="P17">Le <text:span text:style-name="T10">gameplay</text:span> regroupe les caractéristiques d’un jeu vidéo liée à la façon dont on y joue (Quelles sont les actions disponibles et comment les réaliser)</text:p></text:note-body></text:note></text:span><text:span text:style-name="T9"> décevant, les musiques composées par le célèbre David Bowie et Reeves Gabrels ont marqué l’esprit des joueurs. </text:span><text:span text:style-name="T11">Il s’écoule à 600 000 exemplaires et ne représente donc pas un gros succès commercial.</text:span></text:p>
      <text:h text:style-name="P15" text:outline-level="3"><text:bookmark-start text:name="__RefHeading___Toc1015_784684721"/>Fahrenheit<text:bookmark-end text:name="__RefHeading___Toc1015_784684721"/></text:h>
      <text:p text:style-name="P18">Sorti en 2005 et publié par Atari, « Fahrenheit » est un jeu d’aventure pour lequel l’aspect narratif est là encore au cœur du jeu. Cette fois-ci, une attention particulière est apporté à la mise en scène. Quantic Dream innove au niveau du gameplay en <text:span text:style-name="T12">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2">On remarque déjà avec ce second jeu que Quantic Dream se spécialise dans les jeux narratifs. </text:span><text:span text:style-name="T11">Avec « Fahrenheit » Quantic Dream fait legerement mieux que precedemment avec plus d’un million d’exemplaires vendu.</text:span></text:p>
      <text:h text:style-name="P15" text:outline-level="3"><text:bookmark-start text:name="__RefHeading___Toc1017_784684721"/>Heavy Rain<text:bookmark-end text:name="__RefHeading___Toc1017_784684721"/></text:h>
      <text:p text:style-name="P19">((image =&gt; <text:a xlink:type="simple" xlink:href="https://youtu.be/l1tO_Z_CYxw?t=17221" text:style-name="Internet_20_link" text:visited-style-name="Visited_20_Internet_20_Link">https://youtu.be/l1tO_Z_CYxw?t=17221</text:a> ET celui sur le site))</text:p>
      <text:p text:style-name="P20">Suite au succès de leurs précédant jeu, le studio s’accorda <text:span text:style-name="T13">deux</text:span> ans de pause durant lesquelles ils travaillèrent sur de petits projets, laboratoire<text:span text:style-name="T13">s</text:span>, concernant leur moteur de jeu <text:span text:style-name="T13">pour</text:span> la Playstation 3. C’est donc en 2010 après <text:span text:style-name="T13">trois</text:span> ans de développement que sort « Heavy Rain »<text:span text:style-name="T13"> </text:span>sur Playstation 3. <text:span text:style-name="T14">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5">e</text:span>play. En effet, celui-ci est composé uniquement de QTE<text:note text:id="ftn2" text:note-class="footnote"><text:note-citation>2</text:note-citation><text:note-body><text:p text:style-name="P21">Un <text:span text:style-name="T1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3">Ici aussi, l’immersion est primordiale pour que ces décisions et leurs conséquences implique émotionnellement le joueur. </text:span><text:span text:style-name="T11">Le studio s’améliore là encore avec plus de 4,5 millions de ventes comptabilisé en 2017</text:span><text:span text:style-name="T11"><text:note text:id="ftn3" text:note-class="footnote"><text:note-citation>3</text:note-citation><text:note-body><text:p text:style-name="P22">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1">.</text:span></text:p>
      <text:h text:style-name="P15" text:outline-level="3"><text:bookmark-start text:name="__RefHeading___Toc1019_784684721"/>Beyond : Two Souls<text:bookmark-end text:name="__RefHeading___Toc1019_784684721"/></text:h>
      <text:p text:style-name="P23">Les succès précédant conforte Quantic Dream dans une position de leader dans le domaine des jeux narratifs et leur permettent notamment d’engager les célèbres acteurs Elliot Page et Willem Dafoe <text:soft-page-break/>pour le nouveau jeu « Beyond: Two Souls » sortie en 2013 sur Playstation 3. Dans ce jeu, Quantic Dream continue d’exceller au niveau de la narration et raconte l’histoire sombre d’une jeune femme possédant des pouvoirs surnaturels.</text:p>
      <text:p text:style-name="P23">Néanmoins, cette fois-ci, le gameplay est de nouveau mis en avant, en effet, ce jeu est catégorisé film interactif mais aussi jeu d’action-aventure. Le gameplay est composé de 2 parties :</text:p>
      <text:list text:style-name="L1">
        <text:list-item>
          <text:p text:style-name="P24"><text:span text:style-name="T15">L</text:span><text:span text:style-name="T16">a première correspond à contrôler le personnage principal, on peut donc se déplacer, interagir avec l’environnement et réagir à des QTE.</text:span></text:p>
        </text:list-item>
        <text:list-item>
          <text:p text:style-name="P24"><text:span text:style-name="T15">L</text:span><text:span text:style-name="T16">a deuxième partie correspond à ces capacités surnaturelles. </text:span><text:span text:style-name="T15">D</text:span><text:span text:style-name="T16">ans ce mode de jeu, la caméra se détache du personnage principal et le joueur peut donc se déplacer librement. </text:span><text:span text:style-name="T17">Il peut donc traverser d</text:span><text:span text:style-name="T16">es murs, déplacer des objets, prendre le contrôle d’autres personnage </text:span><text:span text:style-name="T17">et </text:span><text:span text:style-name="T16">même le</text:span><text:span text:style-name="T17">s</text:span><text:span text:style-name="T16"> soigner ou le</text:span><text:span text:style-name="T17">s </text:span><text:span text:style-name="T16">tuer par strangulation.</text:span></text:p>
        </text:list-item>
      </text:list>
      <text:p text:style-name="P23">La qualité narrative associée à cette mécanique de jeu innovante sont les raisons du succès commercial du jeu, entraînant les années suivantes un portage sur Playstation 4 et Windows.</text:p>
      <text:p text:style-name="P25">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0"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P15" text:outline-level="3"><text:bookmark-start text:name="__RefHeading___Toc1021_784684721"/>Detroit : Become Human<text:bookmark-end text:name="__RefHeading___Toc1021_784684721"/></text:h>
      <text:p text:style-name="P23">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18">s</text:span> développements pour produire ce jeu à embranchements narratifs dans lequel l’histoire poignante à su marquer l’esprit des joueurs. C’est ainsi le plus gros succès du studio avec <text:span text:style-name="T18">plus de dix millions de copies vendue à la date du 7 octobre 2024</text:span><text:span text:style-name="T18"><text:note text:id="ftn5" text:note-class="footnote"><text:note-citation>6</text:note-citation><text:note-body><text:p text:style-name="Footnote"><text:span text:style-name="T18">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P15" text:outline-level="3"><text:bookmark-start text:name="__RefHeading___Toc1023_784684721"/>Star Wars Eclipse<text:bookmark-end text:name="__RefHeading___Toc1023_784684721"/></text:h>
      <text:p text:style-name="P9">- <text:span text:style-name="T3">liste développé par le studio</text:span></text:p>
      <text:p text:style-name="P9"><text:tab/>- <text:span text:style-name="T3">succès (critique joueurs / presse / ventes)</text:span></text:p>
      <text:p text:style-name="P9">- <text:span text:style-name="T3">liste </text:span><text:span text:style-name="T7">jeux </text:span><text:span text:style-name="T3">édité</text:span></text:p>
      <text:p text:style-name="P26"><text:tab/>- succès commerciaux</text:p>
      <text:h text:style-name="Heading_20_2" text:outline-level="2"><text:bookmark-start text:name="__RefHeading___Toc718_11687079"/>Savoir-faire de l’entreprise<text:bookmark-end text:name="__RefHeading___Toc718_11687079"/></text:h>
      <text:p text:style-name="P27">- <text:span text:style-name="T7">Jeux narratifs</text:span></text:p>
      <text:p text:style-name="P28">- motion capture <text:span text:style-name="T16">(</text:span><text:a xlink:type="simple" xlink:href="https://fr.wikipedia.org/wiki/Quantic_Dream#Capture_de_mouvement" text:style-name="Internet_20_link" text:visited-style-name="Visited_20_Internet_20_Link"><text:span text:style-name="T16">https://fr.wikipedia.org/wiki/Quantic_Dream#Capture_de_mouvement</text:span></text:a><text:span text:style-name="T16">)</text:span></text:p>
      <text:p text:style-name="P28"><text:soft-page-break/><text:span text:style-name="T16">(</text:span><text:a xlink:type="simple" xlink:href="https://www.quanticdream.com/en/about-motion-capture" text:style-name="Internet_20_link" text:visited-style-name="Visited_20_Internet_20_Link">https://www.quanticdream.com/en/about-motion-capture</text:a><text:span text:style-name="T16">)</text:span></text:p>
      <text:p text:style-name="P28"><text:span text:style-name="T15">(</text:span>https://www.cnc.fr/jeu-video/actualites/the-nomad-soul--david-cage-revient-sur-la-creation-de-son-jeu-precurseur_1196949<text:span text:style-name="T15">)</text:span></text:p>
      <text:p text:style-name="P28"/>
      <text:p text:style-name="P13">utilsé depuis the nomad souls</text:p>
      <text:h text:style-name="Heading_20_1" text:outline-level="1"><text:bookmark-start text:name="__RefHeading___Toc724_11687079"/>Résultats<text:bookmark-end text:name="__RefHeading___Toc724_11687079"/></text:h>
      <text:h text:style-name="P10" text:outline-level="2"><text:bookmark-start text:name="__RefHeading___Toc1281_11687079"/>Prix et nominations <text:span text:style-name="T19">(</text:span><text:span text:style-name="T9">Ethan</text:span><text:span text:style-name="T19">)</text:span><text:bookmark-end text:name="__RefHeading___Toc1281_11687079"/></text:h>
      <text:p text:style-name="P29">Depuis 1999, Quantic Dream a toujours su créer des jeux appréciés par la critique, <text:span text:style-name="T20">m</text:span>ais cela ne lui permit d’obtenir des awards à l’échelle nationale. <text:span text:style-name="T20">E</text:span>n 2010, Heavy Rain fut nominé au Spike Game Award dans la catégorie meilleure graphique mais finira à la seconde place. En 2013, Beyond: Two So<text:span text:style-name="T20">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0" text:outline-level="2"><text:bookmark-start text:name="__RefHeading___Toc1283_11687079"/>Évolutions des résultats financiers <text:span text:style-name="T19">(Ethan)</text:span><text:bookmark-end text:name="__RefHeading___Toc1283_11687079"/></text:h>
      <text:p text:style-name="P11">- CA selon les années</text:p>
      <text:p text:style-name="P11">- pq pas plus de données</text:p>
      <text:p text:style-name="P11">- résultat<text:span text:style-name="T21">s financiers liés aux</text:span> jeux édités</text:p>
      <text:p text:style-name="P11"><text:tab/>- <text:span text:style-name="T22">quel % prend un éditeur de jeu en général ?</text:span></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23">(Gabin)</text:span><text:bookmark-end text:name="__RefHeading___Toc726_11687079"/></text:h>
      <text:h text:style-name="Heading_20_2" text:outline-level="2"><text:bookmark-start text:name="__RefHeading___Toc728_11687079"/>Rôles <text:span text:style-name="T23">(Quentin)</text:span><text:bookmark-end text:name="__RefHeading___Toc728_11687079"/></text:h>
      <text:p text:style-name="Text_20_body">- <text:span text:style-name="T24">en général dans un studio de dev (dev, artiste, ingénieur son, designer, …)</text:span></text:p>
      <text:p text:style-name="Text_20_body">- <text:span text:style-name="T24">spécifique si possible</text:span></text:p>
      <text:h text:style-name="Heading_20_2" text:outline-level="2"><text:bookmark-start text:name="__RefHeading___Toc730_11687079"/><text:soft-page-break/>Salariés <text:span text:style-name="T23">(Ethan)</text:span><text:bookmark-end text:name="__RefHeading___Toc730_11687079"/></text:h>
      <text:p text:style-name="P30"><text:a xlink:type="simple" xlink:href="https://www.quanticdream.com/fr/our-work-environment" text:style-name="Internet_20_link" text:visited-style-name="Visited_20_Internet_20_Link">https://www.quanticdream.com/fr/our-work-environment</text:a></text:p>
      <text:p text:style-name="P30">https://www.greatplacetowork.fr/workplace/item/5915/Quantic+Dream</text:p>
      <text:p text:style-name="P30">- nombre total</text:p>
      <text:p text:style-name="P30">- proportion homme / femme (graph)</text:p>
      <text:h text:style-name="Heading_20_2" text:outline-level="2"><text:bookmark-start text:name="__RefHeading___Toc732_11687079"/>Culture d’entreprise <text:span text:style-name="T23">(Kheira)</text:span><text:bookmark-end text:name="__RefHeading___Toc732_11687079"/></text:h>
      <text:p text:style-name="P31"><text:a xlink:type="simple" xlink:href="https://www.quanticdream.com/fr/our-work-environment" text:style-name="Internet_20_link" text:visited-style-name="Visited_20_Internet_20_Link">https://www.quanticdream.com/fr/our-work-environment</text:a></text:p>
      <text:p text:style-name="Text_20_body">- <text:span text:style-name="T25">faire l’oppostition entre les promesses présentes nottament sur le site /= procès pour env travail toxique</text:span></text:p>
      <text:p text:style-name="P32">- <text:span text:style-name="T26">plainte / environnement <text:s/>de travail toxiques</text:span></text:p>
      <text:p text:style-name="P32">- <text:span text:style-name="T2">confiance / crédibilité du studio permet de prendre son temps pour sortir les jeux | pas de pression de produire bcp mais focus sur la qualité</text:span></text:p>
      <text:h text:style-name="P33" text:outline-level="1"><text:bookmark-start text:name="__RefHeading___Toc2518_11687079"/>Engagement écologique <text:span text:style-name="T27">(Gabin)</text:span><text:bookmark-end text:name="__RefHeading___Toc2518_11687079"/></text:h>
      <text:h text:style-name="Heading_20_2" text:outline-level="2"><text:bookmark-start text:name="__RefHeading___Toc2291_784684721"/>Under the Waves<text:bookmark-end text:name="__RefHeading___Toc2291_784684721"/></text:h>
      <text:p text:style-name="P34">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4">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34">Quantic Dream a pris plusieurs initiatives pour réduire l’impact environnemental de ses activités, tout en s’engageant à travers le message de "Under the Waves". </text:p>
      <text:p text:style-name="P34">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4"><text:soft-page-break/>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35" text:outline-level="1"><text:bookmark-start text:name="__RefHeading___Toc174_1724059248"/>Conclusion <text:span text:style-name="T2">(</text:span><text:span text:style-name="T28">Kheira</text:span><text:span text:style-name="T2">)</text:span><text:bookmark-end text:name="__RefHeading___Toc174_1724059248"/></text:h>
      <text:h text:style-name="P6" text:outline-level="1"><text:bookmark-start text:name="__RefHeading___Toc734_11687079"/>Tables des illustrations et figures<text:bookmark-end text:name="__RefHeading___Toc734_11687079"/></text:h>
      <text:p text:style-name="P1"/>
      <text:h text:style-name="P6"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7:16:58.555911256</dc:date>
    <meta:editing-duration>PT2H10M53S</meta:editing-duration>
    <meta:editing-cycles>33</meta:editing-cycles>
    <meta:generator>LibreOffice/24.8.1.2$Linux_X86_64 LibreOffice_project/480$Build-2</meta:generator>
    <meta:print-date>2024-10-09T10:46:25.190271603</meta:print-date>
    <meta:printed-by>Fichiers PDF</meta:printed-by>
    <meta:document-statistic meta:table-count="0" meta:image-count="0" meta:object-count="0" meta:page-count="12" meta:paragraph-count="121" meta:word-count="1925" meta:character-count="12699" meta:non-whitespace-character-count="10890"/>
  </office:meta>
</office:document-meta>
</file>